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ransformer.getInstance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Transformer.MapTransformer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Transformer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ransformer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